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VR AI Assistant for Interactive ChatGPT in VR Math Lab</text:p>
      <text:p text:style-name="Standard">// Uses Three.js + WebXR + WebSocket for real-time AI interaction</text:p>
      <text:p text:style-name="Standard"/>
      <text:p text:style-name="Standard">import * as THREE from 'three';</text:p>
      <text:p text:style-name="Standard">import { VRButton } from 'three/examples/jsm/webxr/VRButton.js';</text:p>
      <text:p text:style-name="Standard"/>
      <text:p text:style-name="Standard">let scene, camera, renderer, chatBox;</text:p>
      <text:p text:style-name="Standard">let ws;</text:p>
      <text:p text:style-name="Standard"/>
      <text:p text:style-name="Standard">// Initialize Three.js Scene</text:p>
      <text:p text:style-name="Standard">function init() {</text:p>
      <text:p text:style-name="Standard"><text:s text:c="4"/>scene = new THREE.Scene();</text:p>
      <text:p text:style-name="Standard"><text:s text:c="4"/>camera = new THREE.PerspectiveCamera(75, window.innerWidth / window.innerHeight, 0.1, 1000);</text:p>
      <text:p text:style-name="Standard"><text:s text:c="4"/>camera.position.z = 5;</text:p>
      <text:p text:style-name="Standard"/>
      <text:p text:style-name="Standard"><text:s text:c="4"/>renderer = new THREE.WebGLRenderer({ antialias: true });</text:p>
      <text:p text:style-name="Standard"><text:s text:c="4"/>renderer.setSize(window.innerWidth, window.innerHeight);</text:p>
      <text:p text:style-name="Standard"><text:s text:c="4"/>renderer.xr.enabled = true;</text:p>
      <text:p text:style-name="Standard"><text:s text:c="4"/>document.body.appendChild(renderer.domElement);</text:p>
      <text:p text:style-name="Standard"><text:s text:c="4"/>document.body.appendChild(VRButton.createButton(renderer));</text:p>
      <text:p text:style-name="Standard"/>
      <text:p text:style-name="Standard"><text:s text:c="4"/>// Create Chat Box for AI Responses</text:p>
      <text:p text:style-name="Standard"><text:s text:c="4"/>let chatGeometry = new THREE.PlaneGeometry(3, 1);</text:p>
      <text:p text:style-name="Standard"><text:s text:c="4"/>let chatMaterial = new THREE.MeshBasicMaterial({ color: 0x000000, side: THREE.DoubleSide });</text:p>
      <text:p text:style-name="Standard"><text:s text:c="4"/>chatBox = new THREE.Mesh(chatGeometry, chatMaterial);</text:p>
      <text:p text:style-name="Standard"><text:s text:c="4"/>chatBox.position.set(0, 2, -3);</text:p>
      <text:p text:style-name="Standard"><text:s text:c="4"/>scene.add(chatBox);</text:p>
      <text:p text:style-name="Standard"/>
      <text:p text:style-name="Standard"><text:s text:c="4"/>// Connect to AI WebSocket Server</text:p>
      <text:p text:style-name="Standard"><text:s text:c="4"/>ws = new WebSocket('ws://localhost:8765');</text:p>
      <text:p text:style-name="Standard"><text:s text:c="4"/>ws.onmessage = (event) =&gt; updateChat(event.data);</text:p>
      <text:p text:style-name="Standard">}</text:p>
      <text:p text:style-name="Standard"/>
      <text:p text:style-name="Standard">// Update ChatGPT Response in VR</text:p>
      <text:p text:style-name="Standard">function updateChat(text) {</text:p>
      <text:p text:style-name="Standard"><text:s text:c="4"/>let canvas = document.createElement('canvas');</text:p>
      <text:p text:style-name="Standard"><text:s text:c="4"/>let ctx = canvas.getContext('2d');</text:p>
      <text:p text:style-name="Standard"><text:s text:c="4"/>canvas.width = 512;</text:p>
      <text:p text:style-name="Standard"><text:s text:c="4"/>canvas.height = 128;</text:p>
      <text:p text:style-name="Standard"><text:s text:c="4"/>ctx.fillStyle = 'white';</text:p>
      <text:p text:style-name="Standard"><text:s text:c="4"/>ctx.fillRect(0, 0, canvas.width, canvas.height);</text:p>
      <text:p text:style-name="Standard"><text:s text:c="4"/>ctx.fillStyle = 'black';</text:p>
      <text:p text:style-name="Standard"><text:s text:c="4"/>ctx.font = '20px Arial';</text:p>
      <text:p text:style-name="Standard"><text:s text:c="4"/>ctx.fillText(text, 10, 50);</text:p>
      <text:p text:style-name="Standard"><text:s text:c="4"/>let texture = new THREE.CanvasTexture(canvas);</text:p>
      <text:p text:style-name="Standard"><text:s text:c="4"/>chatBox.material.map = texture;</text:p>
      <text:p text:style-name="Standard"><text:s text:c="4"/>chatBox.material.needsUpdate = true;</text:p>
      <text:p text:style-name="Standard">}</text:p>
      <text:p text:style-name="Standard"><text:soft-page-break/></text:p>
      <text:p text:style-name="Standard">// Animation Loop</text:p>
      <text:p text:style-name="Standard">function animate() {</text:p>
      <text:p text:style-name="Standard"><text:s text:c="4"/>renderer.setAnimationLoop(() =&gt; {</text:p>
      <text:p text:style-name="Standard"><text:s text:c="8"/>renderer.render(scene, camera);</text:p>
      <text:p text:style-name="Standard"><text:s text:c="4"/>});</text:p>
      <text:p text:style-name="Standard">}</text:p>
      <text:p text:style-name="Standard"/>
      <text:p text:style-name="Standard">// Run Everything</text:p>
      <text:p text:style-name="Standard">init();</text:p>
      <text:p text:style-name="Standard">animate(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37:25.959920175</meta:creation-date>
    <dc:date>2025-01-30T19:37:40.009169093</dc:date>
    <meta:editing-duration>PT14S</meta:editing-duration>
    <meta:editing-cycles>1</meta:editing-cycles>
    <meta:document-statistic meta:table-count="0" meta:image-count="0" meta:object-count="0" meta:page-count="2" meta:paragraph-count="50" meta:word-count="196" meta:character-count="1805" meta:non-whitespace-character-count="1527"/>
    <meta:generator>LibreOffice/24.2.7.2$Linux_X86_64 LibreOffice_project/420$Build-2</meta:generator>
  </office:meta>
</office:document-meta>
</file>